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4pt" officeooo:rsid="0001e712" officeooo:paragraph-rsid="0001e712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4pt" officeooo:paragraph-rsid="0001e712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4pt" fo:font-weight="bold" officeooo:rsid="0001e712" officeooo:paragraph-rsid="0001e712" style:font-size-asian="14pt" style:font-weight-asian="bold" style:font-size-complex="14pt" style:font-weight-complex="bold"/>
    </style:style>
    <style:style style:name="T1" style:family="text">
      <style:text-properties officeooo:rsid="0001e712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e7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3 <text:span text:style-name="T2">Рандомайзер</text:span></text:p>
      <text:p text:style-name="P1"><text:span text:style-name="T2"/></text:p>
      <text:p text:style-name="P2"><text:span text:style-name="T3">Сделать програмку с интерфейсом. Программка должна открыть окошко в Ткинтер с кнопкой и полем вывода. При нажатие на кнопку в поле вывода должны выводится случайные числа от 1 до 15 через пробе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19-11-21T22:36:15.622000000</dc:date>
    <meta:editing-duration>PT2M44S</meta:editing-duration>
    <meta:editing-cycles>1</meta:editing-cycles>
    <meta:document-statistic meta:table-count="0" meta:image-count="0" meta:object-count="0" meta:page-count="1" meta:paragraph-count="2" meta:word-count="34" meta:character-count="210" meta:non-whitespace-character-count="178"/>
  </office:meta>
</office:document-meta>
</file>